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 fo:language="de" fo:country="DE" officeooo:paragraph-rsid="0013ba9c" style:language-asian="zh" style:country-asian="CN" style:font-name-complex="Arial2" style:language-complex="hi" style:country-complex="IN" fo:hyphenate="true" fo:hyphenation-remain-char-count="2" fo:hyphenation-push-char-count="2"/>
    </style:style>
    <style:style style:name="P9" style:family="paragraph" style:parent-style-name="Standard">
      <style:text-properties style:font-name="Arial" fo:language="de" fo:country="DE" officeooo:paragraph-rsid="0013ba9c" style:language-asian="zh" style:country-asian="CN" style:font-name-complex="Arial2"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Contents_20_Heading">
      <style:paragraph-properties fo:break-before="page"/>
      <style:text-properties officeooo:paragraph-rsid="0013ba9c"/>
    </style:style>
    <style:style style:name="P12"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3" style:family="paragraph" style:parent-style-name="Text_20_body">
      <style:text-properties fo:color="#00000a" style:font-name="ARial" fo:font-size="12pt" fo:language="de" fo:country="DE" fo:font-weight="bold" officeooo:rsid="00209ed7" officeooo:paragraph-rsid="001c66b0" style:font-name-asian="Arial2" style:font-size-asian="12pt" style:language-asian="zh" style:country-asian="CN" style:font-weight-asian="bold" style:font-name-complex="Arial2" style:font-size-complex="12pt" style:language-complex="hi" style:country-complex="IN" style:font-weight-complex="bold"/>
    </style:style>
    <style:style style:name="P14" style:family="paragraph" style:parent-style-name="Text_20_body">
      <style:text-properties fo:color="#00000a" style:font-name="ARial" fo:font-size="12pt" fo:language="de" fo:country="DE" fo:font-weight="normal" officeooo:rsid="001f736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5" style:family="paragraph" style:parent-style-name="Text_20_body">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6"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7"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18"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19"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0"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1"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2" style:family="paragraph" style:parent-style-name="Text_20_body">
      <style:text-properties style:font-name="ARial" fo:language="de" fo:country="DE" officeooo:paragraph-rsid="001c66b0" style:language-asian="zh" style:country-asian="CN" style:language-complex="hi" style:country-complex="IN"/>
    </style:style>
    <style:style style:name="P23"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24"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25"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26"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27"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28"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29"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30"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31"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32"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33"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34" style:family="paragraph" style:parent-style-name="Text_20_body">
      <style:text-properties style:font-name="ARial" fo:font-size="14pt" fo:language="de" fo:country="DE" fo:font-weight="bold" officeooo:rsid="00142cf2" officeooo:paragraph-rsid="00142cf2" style:font-size-asian="14pt" style:language-asian="zh" style:country-asian="CN" style:font-weight-asian="bold" style:font-size-complex="14pt" style:language-complex="hi" style:country-complex="IN" style:font-weight-complex="bold"/>
    </style:style>
    <style:style style:name="P35" style:family="paragraph" style:parent-style-name="Text_20_body">
      <style:text-properties style:font-name="Liberation Sans1" fo:font-size="12pt" fo:language="de" fo:country="DE" fo:font-style="normal" fo:font-weight="normal" officeooo:rsid="0017493c" officeooo:paragraph-rsid="0013ba9c"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36" style:family="paragraph" style:parent-style-name="Text_20_body">
      <style:text-properties officeooo:paragraph-rsid="002018f5"/>
    </style:style>
    <style:style style:name="P37"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38" style:family="paragraph" style:parent-style-name="Default">
      <style:text-properties fo:language="de" fo:country="DE" officeooo:paragraph-rsid="0013ba9c" style:language-asian="zh" style:country-asian="CN" style:language-complex="hi" style:country-complex="IN"/>
    </style:style>
    <style:style style:name="P39"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40"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41"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42"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43"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44" style:family="paragraph" style:parent-style-name="Title2">
      <style:text-properties fo:language="de" fo:country="DE" officeooo:paragraph-rsid="0013ba9c" style:language-asian="zh" style:country-asian="CN" style:language-complex="hi" style:country-complex="IN"/>
    </style:style>
    <style:style style:name="P45" style:family="paragraph" style:parent-style-name="Title_20_1">
      <style:text-properties fo:font-size="12pt" fo:language="de" fo:country="DE" officeooo:paragraph-rsid="0013ba9c" style:font-size-asian="10.5pt" style:language-asian="zh" style:country-asian="CN" style:font-size-complex="12pt" style:language-complex="hi" style:country-complex="IN"/>
    </style:style>
    <style:style style:name="P46" style:family="paragraph" style:parent-style-name="Title_20_1">
      <style:text-properties fo:font-size="14pt" style:font-size-asian="14pt" style:font-size-complex="14pt"/>
    </style:style>
    <style:style style:name="P47" style:family="paragraph" style:parent-style-name="Title_20_1">
      <style:text-properties fo:font-size="14pt" fo:language="de" fo:country="DE" officeooo:rsid="001d3cd5" officeooo:paragraph-rsid="001d3cd5" style:font-size-asian="14pt" style:language-asian="zh" style:country-asian="CN" style:font-size-complex="14pt" style:language-complex="hi" style:country-complex="IN"/>
    </style:style>
    <style:style style:name="P48" style:family="paragraph" style:parent-style-name="Title_20_1">
      <style:text-properties fo:language="de" fo:country="DE" officeooo:paragraph-rsid="0013ba9c" style:language-asian="zh" style:country-asian="CN" style:language-complex="hi" style:country-complex="IN"/>
    </style:style>
    <style:style style:name="P49" style:family="paragraph" style:parent-style-name="Title_20_1">
      <style:text-properties fo:language="de" fo:country="DE" officeooo:rsid="001d3cd5" officeooo:paragraph-rsid="001d3cd5" style:language-asian="zh" style:country-asian="CN" style:language-complex="hi" style:country-complex="IN"/>
    </style:style>
    <style:style style:name="P50" style:family="paragraph" style:parent-style-name="Title_20_1">
      <style:text-properties style:font-name="ARial" fo:font-size="14pt" fo:language="de" fo:country="DE" fo:font-weight="bold" officeooo:rsid="001d3cd5" officeooo:paragraph-rsid="001ea7ac" style:font-size-asian="14pt" style:language-asian="zh" style:country-asian="CN" style:font-weight-asian="bold" style:font-size-complex="14pt" style:language-complex="hi" style:country-complex="IN" style:font-weight-complex="bold"/>
    </style:style>
    <style:style style:name="P51" style:family="paragraph" style:parent-style-name="Title_20_1">
      <style:text-properties style:font-name="ARial" fo:font-size="14pt" fo:language="de" fo:country="DE" fo:font-weight="bold" officeooo:rsid="001d3cd5" officeooo:paragraph-rsid="002018f5" style:font-size-asian="14pt" style:language-asian="zh" style:country-asian="CN" style:font-weight-asian="bold" style:font-size-complex="14pt" style:language-complex="hi" style:country-complex="IN" style:font-weight-complex="bold"/>
    </style:style>
    <style:style style:name="P52"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53"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54"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55"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56"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2" style:font-size-asian="10.5pt" style:language-asian="zh" style:country-asian="CN" style:font-style-asian="normal" style:font-weight-asian="normal" style:font-name-complex="Arial2" style:font-size-complex="12pt" style:language-complex="hi" style:country-complex="IN" style:font-weight-complex="normal"/>
    </style:style>
    <style:style style:name="P57"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58" style:family="paragraph" style:parent-style-name="Text_20_body" style:list-style-name="L1">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59"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60"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61"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62"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63" style:family="paragraph" style:parent-style-name="Title_20_1" style:master-page-name="Converted1">
      <style:paragraph-properties style:page-number="1"/>
      <style:text-properties fo:language="de" fo:country="DE" officeooo:paragraph-rsid="0013ba9c" style:language-asian="zh" style:country-asian="CN" style:language-complex="hi" style:country-complex="IN"/>
    </style:style>
    <style:style style:name="P64" style:family="paragraph" style:parent-style-name="Title_20_1">
      <style:text-properties style:font-name="ARial" fo:font-size="14pt" fo:language="de" fo:country="DE" fo:font-weight="bold" officeooo:rsid="002018f5" officeooo:paragraph-rsid="002018f5" style:font-size-asian="14pt" style:language-asian="zh" style:country-asian="CN" style:font-weight-asian="bold" style:font-size-complex="14pt" style:language-complex="hi" style:country-complex="IN" style:font-weight-complex="bold"/>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1"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5" style:family="text">
      <style:text-properties fo:color="#00000a" style:font-name="Arial1"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1"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1"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1"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1"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 style:font-name-complex="Arial2"/>
    </style:style>
    <style:style style:name="T13" style:family="text">
      <style:text-properties style:font-name="Arial" officeooo:rsid="0015f571" style:font-name-complex="Arial2"/>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officeooo:rsid="001ea7ac"/>
    </style:style>
    <style:style style:name="T23" style:family="text">
      <style:text-properties style:language-asian="zh" style:country-asian="CN" style:language-complex="hi" style:country-complex="IN"/>
    </style:style>
    <style:style style:name="T24" style:family="text">
      <style:text-properties officeooo:rsid="002018f5"/>
    </style:style>
    <style:style style:name="T25" style:family="text">
      <style:text-properties style:font-name="ARial" fo:font-size="12pt" fo:language="de" fo:country="DE" fo:font-weight="normal" officeooo:rsid="002018f5" style:font-size-asian="12pt" style:language-asian="zh" style:country-asian="CN" style:font-weight-asian="normal" style:font-size-complex="12pt" style:language-complex="hi" style:country-complex="IN" style:font-weight-complex="normal"/>
    </style:style>
    <style:style style:name="T26" style:family="text">
      <style:text-properties style:font-name="ARial" fo:font-size="12pt" fo:language="de" fo:country="DE" fo:font-style="italic" fo:font-weight="normal" officeooo:rsid="002018f5" style:font-size-asian="12pt" style:language-asian="zh" style:country-asian="CN" style:font-style-asian="italic" style:font-weight-asian="normal" style:font-size-complex="12pt" style:language-complex="hi" style:country-complex="IN" style:font-style-complex="italic" style:font-weight-complex="normal"/>
    </style:style>
    <style:style style:name="T27" style:family="text">
      <style:text-properties fo:font-style="normal" officeooo:rsid="00249bb7" style:font-style-asian="normal" style:font-style-complex="normal"/>
    </style:style>
    <style:style style:name="T28" style:family="text">
      <style:text-properties officeooo:rsid="00249bb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37"/>
      <text:p text:style-name="P37"/>
      <text:p text:style-name="P37"/>
      <text:p text:style-name="P37"/>
      <text:p text:style-name="P37"/>
      <text:p text:style-name="P37"/>
      <text:p text:style-name="P39">Praktikum Automatisierungstechnik</text:p>
      <text:p text:style-name="P40">Wintersemester 2016/2017</text:p>
      <text:p text:style-name="P37"/>
      <text:p text:style-name="P37"/>
      <text:p text:style-name="P37"/>
      <text:p text:style-name="P40">Protokoll zum</text:p>
      <text:p text:style-name="P41"/>
      <text:p text:style-name="P39">Versuch <text:span text:style-name="T14">3</text:span>: <text:span text:style-name="T14">Kugelwippe</text:span></text:p>
      <text:p text:style-name="P39"/>
      <text:p text:style-name="P40">der Gruppe 5</text:p>
      <text:p text:style-name="P40"/>
      <table:table table:name="Table1" table:style-name="Table1">
        <table:table-column table:style-name="Table1.A"/>
        <table:table-column table:style-name="Table1.B"/>
        <table:table-row table:style-name="Table1.1">
          <table:table-cell table:style-name="Table1.A1" office:value-type="string">
            <text:p text:style-name="P42">Xiaoyu</text:p>
          </table:table-cell>
          <table:table-cell table:style-name="Table1.A1" office:value-type="string">
            <text:p text:style-name="P42">Xie</text:p>
          </table:table-cell>
        </table:table-row>
        <table:table-row table:style-name="Table1.1">
          <table:table-cell table:style-name="Table1.A1" office:value-type="string">
            <text:p text:style-name="P42">Shaochen</text:p>
          </table:table-cell>
          <table:table-cell table:style-name="Table1.A1" office:value-type="string">
            <text:p text:style-name="P42">Qian</text:p>
          </table:table-cell>
        </table:table-row>
        <table:table-row table:style-name="Table1.1">
          <table:table-cell table:style-name="Table1.A1" office:value-type="string">
            <text:p text:style-name="P42">Jun</text:p>
          </table:table-cell>
          <table:table-cell table:style-name="Table1.A1" office:value-type="string">
            <text:p text:style-name="P42">Lou</text:p>
          </table:table-cell>
        </table:table-row>
      </table:table>
      <text:p text:style-name="P37"/>
      <text:p text:style-name="P37"/>
      <text:p text:style-name="P37"/>
      <text:p text:style-name="P37"/>
      <text:p text:style-name="P42">Tag der Versuchsdurchführung: <text:s text:c="2"/><text:span text:style-name="T14">6. Dezember</text:span> 2016</text:p>
      <text:p text:style-name="P37"><text:span text:style-name="T1">Tag der Versuchsdurchführung:</text:span><text:span text:style-name="T2"> </text:span><text:span text:style-name="T3">13.</text:span><text:span text:style-name="T2"> </text:span><text:span text:style-name="T3">Dezember</text:span><text:span text:style-name="T2"> 2016</text:span></text:p>
      <text:p text:style-name="P37"/>
      <text:p text:style-name="P38"/>
      <text:p text:style-name="P38"/>
      <text:p text:style-name="P38"><text:bookmark text:name="_GoBack"/></text:p>
      <text:p text:style-name="P38"/>
      <text:p text:style-name="P38"/>
      <text:p text:style-name="P43">Hiermit versichern wir, dass wir dieses Protokoll selbstständig angefertigt haben.</text:p>
      <text:p text:style-name="P43">Karlsruhe, <text:s/></text:p>
      <text:p text:style-name="P8"/>
      <text:p text:style-name="P11"><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3"><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63">1. Einleitung und Versuchsaufbau</text:p>
      <text:p text:style-name="P45"/>
      <text:p text:style-name="P48"><text:span text:style-name="T10">2</text:span>. Theoretische Grundlagen</text:p>
      <text:p text:style-name="P48"/>
      <text:p text:style-name="P34">2.1 Methoden zur Zustandsbeobachtung</text:p>
      <text:p text:style-name="P23">2.1.1 Numerische Differentiation</text:p>
      <text:p text:style-name="P28">Eine Wenige rechenintensive Methode zur Bestimmung nicht messbarer Zustandsgrößen ist die numerische Differentiation. Sie kann unter der Voraussetzug, dass die nicht messbaren Zustandsgrößen die Ableitung messbarer Größen sind, angewandt werden. </text:p>
      <text:p text:style-name="P28">Aus der Messgröße <draw:frame draw:style-name="fr3"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28"><text:s text:c="53"/><draw:frame draw:style-name="fr3"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28"><text:s text:c="53"/><draw:frame draw:style-name="fr3"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28">Zur Realisierung auf einem Rechner muss diese zeitdiskretisiert und in einer Differenzgleichung dargestellt werde. Probleme können hierbei bei großen Abtastzeiten durch Quantisierung und durch Rauscheinflüsse entstehen.</text:p>
      <text:p text:style-name="P28">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28"><text:s text:c="50"/><draw:frame draw:style-name="fr3"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29">zusammengefasst wird. Aus der Forderung, dass bei Aufschaltung einer Rampe der Steigung m auch der Ausgang des Übertragungsgliedes den Wert m annehmen soll, erhält man mit dem Grenzwertsatz der Laplace-Transformation</text:p>
      <text:p text:style-name="P29"><text:s text:c="44"/><draw:frame draw:style-name="fr3"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29">die Bedingung <draw:frame draw:style-name="fr3"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3"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24">2.1.2 Lineares Kalmanfilter</text:p>
      <text:p text:style-name="P30">Im vergleich zu einem Luenberger Beobachter ist ein Kalmanfilter besser, wenn das betrachtet system zusätzlich von Rauschsignalen beeinflusst. Der Vorteil des Kalmanfilters </text:p>
      <text:p text:style-name="P30"><text:soft-page-break/>gegenüber dem Luenberger-Beobachter ist die Einbeziehung von zusätzlichen Informationen über den Prozess und die Messgrößen, wie die Modellungenauigkeit oder die Qualität der Sensordaten. </text:p>
      <text:p text:style-name="P30">Das Kalmanfilter basiert auf einem zeitdiskreten, linearen Systemmodell</text:p>
      <text:p text:style-name="P30"><text:s text:c="39"/><draw:frame draw:style-name="fr3"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30"><text:s text:c="54"/><draw:frame draw:style-name="fr3"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31">Dabei bezeichnet <draw:frame draw:style-name="fr3"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3"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25">Prädiktionsschritt:</text:p>
      <text:p text:style-name="P25"><text:s text:c="41"/><draw:frame draw:style-name="fr3"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25"><text:s text:c="37"/><draw:frame draw:style-name="fr3"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26">Verstärkungsmatrix:</text:p>
      <text:p text:style-name="P26"><text:s text:c="37"/><draw:frame draw:style-name="fr3"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27">Filterschritt:</text:p>
      <text:p text:style-name="P27"><text:s text:c="37"/><draw:frame draw:style-name="fr3"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27"><text:s text:c="46"/><draw:frame draw:style-name="fr3"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32">Die Matrix<draw:frame draw:style-name="fr3"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3"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32"><text:s text:c="52"/><draw:frame draw:style-name="fr3"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32"><text:s text:c="31"/><draw:frame draw:style-name="fr3"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62">2.1.3 Sigmapunkt-Kalmanfilter</text:p>
      <text:p text:style-name="P60">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60">Problematisch sind hierbei vor allem der Aufwand für die Linearisierung und <text:span text:style-name="T28">die </text:span><text:soft-page-break/><text:span text:style-name="T28">mangelnde Güte der Schätzung. Um diese Problematik zu überwinden, entstanden die sogenannten </text:span><text:span text:style-name="T21">Sigmapunkt Kalmanfilter. </text:span><text:span text:style-name="T27">Sie basieren nicht auf einer Linearisierung, sondern verwenden direkt ein nichtlineares Systemmodell der Form</text:span></text:p>
      <text:p text:style-name="P60"><text:span text:style-name="T27"><text:s text:c="40"/></text:span><text:span text:style-name="T27"><draw:frame draw:style-name="fr4" draw:name="Object32" text:anchor-type="as-char" svg:y="-0.152in" svg:width="2.5346in" svg:height="0.1992in" draw:z-index="34"><draw:object xlink:href="./Object 32" xlink:type="simple" xlink:show="embed" xlink:actuate="onLoad"/><draw:image xlink:href="./ObjectReplacements/Object 32" xlink:type="simple" xlink:show="embed" xlink:actuate="onLoad"/></draw:frame></text:span></text:p>
      <text:p text:style-name="P60"><text:span text:style-name="T27"><text:s text:c="50"/></text:span><text:span text:style-name="T27"><draw:frame draw:style-name="fr4" draw:name="Object33" text:anchor-type="as-char" svg:y="-0.152in" svg:width="1.5457in" svg:height="0.1992in" draw:z-index="35"><draw:object xlink:href="./Object 33" xlink:type="simple" xlink:show="embed" xlink:actuate="onLoad"/><draw:image xlink:href="./ObjectReplacements/Object 33" xlink:type="simple" xlink:show="embed" xlink:actuate="onLoad"/></draw:frame></text:span></text:p>
      <text:p text:style-name="P61">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61">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48"><text:span text:style-name="T10">3</text:span>. Aufgaben</text:p>
      <text:p text:style-name="P47">Aufgabe 1: Verfahren der Zeitdiskretisierung</text:p>
      <text:p text:style-name="P33">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33">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33">2. Nennen Sie drei Verfahren um aus einem gegebenen zeitkontinuierlichen Zustandsraummodell die Transitionsmatrix<draw:frame draw:style-name="fr3" draw:name="Object21" text:anchor-type="as-char" svg:y="-0.1181in" svg:width="0.211in" svg:height="0.1398in" draw:z-index="23"><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50">Aufgabe <text:span text:style-name="T22">2</text:span>: <text:span text:style-name="T24">Numerische Differentiation</text:span></text:p>
      <text:p text:style-name="P36"><text:span text:style-name="T25">Zur Bestimmung der Kugelgeschwindigkeit sowie der Winkelgeschwindigkeit im Rechner muss das Übertragungsglied aus Gleichung 2.2 zeitdiskretisiert werden. Bestimmen Sie </text:span><text:soft-page-break/><text:span text:style-name="T25">die dazu notwendigen Differenzengleichungen in Abhängigkeit des Parameters </text:span><text:span text:style-name="T26">a </text:span><text:span text:style-name="T25">sowie der Abtastzeit </text:span><text:span text:style-name="T26">T </text:span><text:span text:style-name="T25">durch die Anwendung eines Verfahrens Ihrer Wahl.</text:span></text:p>
      <text:p text:style-name="P64">Aufgabe 3: Störmodelle</text:p>
      <text:p text:style-name="P51">Aufgabe <text:span text:style-name="T24">4</text:span>: <text:span text:style-name="T24">Zeitdiskretisierung des Zustandsraummodells</text:span></text:p>
      <text:p text:style-name="P51">Aufgabe <text:span text:style-name="T24">5</text:span>: <text:span text:style-name="T24">Prädiktionsgleichungen des CDKF</text:span></text:p>
      <text:p text:style-name="P52">Gegeben ist eine normalverteilte Zufallsvariable<draw:frame draw:style-name="fr3" draw:name="Object22" text:anchor-type="as-char" svg:y="-0.1484in" svg:width="0.1701in" svg:height="0.1846in" draw:z-index="24"><draw:object xlink:href="./Object 22" xlink:type="simple" xlink:show="embed" xlink:actuate="onLoad"/><draw:image xlink:href="./ObjectReplacements/Object 22" xlink:type="simple" xlink:show="embed" xlink:actuate="onLoad"/><svg:desc>formula</svg:desc></draw:frame>mit dem Mittelwert<draw:frame draw:style-name="fr3" draw:name="Object23" text:anchor-type="as-char" svg:y="-0.1484in" svg:width="0.6693in" svg:height="0.2098in" draw:z-index="25"><draw:object xlink:href="./Object 23" xlink:type="simple" xlink:show="embed" xlink:actuate="onLoad"/><draw:image xlink:href="./ObjectReplacements/Object 23" xlink:type="simple" xlink:show="embed" xlink:actuate="onLoad"/><svg:desc>formula</svg:desc></draw:frame>und der Varianz<draw:frame draw:style-name="fr3" draw:name="Object24" text:anchor-type="as-char" svg:y="-0.172in" svg:width="0.8457in" svg:height="0.2335in" draw:z-index="26"><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53"><draw:frame draw:style-name="fr3" draw:name="Object25" text:anchor-type="as-char" svg:y="-0.172in" svg:width="0.6508in" svg:height="0.2083in" draw:z-index="27"><draw:object xlink:href="./Object 25" xlink:type="simple" xlink:show="embed" xlink:actuate="onLoad"/><draw:image xlink:href="./ObjectReplacements/Object 25" xlink:type="simple" xlink:show="embed" xlink:actuate="onLoad"/><svg:desc>formula</svg:desc></draw:frame></text:p>
      <text:p text:style-name="P52">abgebildet werden. Berechnen Sie den Mittelwert<draw:frame draw:style-name="fr3" draw:name="Object26" text:anchor-type="as-char" svg:y="-0.0827in" svg:width="0.2346in" svg:height="0.1429in" draw:z-index="28"><draw:object xlink:href="./Object 26" xlink:type="simple" xlink:show="embed" xlink:actuate="onLoad"/><draw:image xlink:href="./ObjectReplacements/Object 26" xlink:type="simple" xlink:show="embed" xlink:actuate="onLoad"/><svg:desc>formula</svg:desc></draw:frame>und die Varianz<draw:frame draw:style-name="fr3" draw:name="Object27" text:anchor-type="as-char" svg:y="-0.172in" svg:width="0.252in" svg:height="0.2335in" draw:z-index="29"><draw:object xlink:href="./Object 27" xlink:type="simple" xlink:show="embed" xlink:actuate="onLoad"/><draw:image xlink:href="./ObjectReplacements/Object 27" xlink:type="simple" xlink:show="embed" xlink:actuate="onLoad"/><svg:desc>formula</svg:desc></draw:frame>der abgebildeten Zufallsvariablen<draw:frame draw:style-name="fr3" draw:name="Object28" text:anchor-type="as-char" svg:y="-0.1484in" svg:width="0.1839in" svg:height="0.1846in" draw:z-index="30"><draw:object xlink:href="./Object 28" xlink:type="simple" xlink:show="embed" xlink:actuate="onLoad"/><draw:image xlink:href="./ObjectReplacements/Object 28" xlink:type="simple" xlink:show="embed" xlink:actuate="onLoad"/><svg:desc>formula</svg:desc></draw:frame>. Verwenden Sie dazu die Gleichungen des CDKF mit<draw:frame draw:style-name="fr3" draw:name="Object29" text:anchor-type="as-char" svg:y="-0.1634in" svg:width="0.4925in" svg:height="0.1984in" draw:z-index="31"><draw:object xlink:href="./Object 29" xlink:type="simple" xlink:show="embed" xlink:actuate="onLoad"/><draw:image xlink:href="./ObjectReplacements/Object 29" xlink:type="simple" xlink:show="embed" xlink:actuate="onLoad"/><svg:desc>formula</svg:desc></draw:frame>und<draw:frame draw:style-name="fr3" draw:name="Object30" text:anchor-type="as-char" svg:y="-0.1484in" svg:width="0.3957in" svg:height="0.1846in" draw:z-index="32"><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P51">Aufgabe <text:span text:style-name="T24">6</text:span>: <text:span text:style-name="T24">Filterschritt des CDKF bei linearer Ausgangsgleichung</text:span></text:p>
      <text:p text:style-name="P54">Wie wirkt sich die Annahme einer linearen Ausgangsgleichung</text:p>
      <text:p text:style-name="P55"><draw:frame draw:style-name="fr3" draw:name="Object31" text:anchor-type="as-char" svg:y="-0.1484in" svg:width="0.5154in" svg:height="0.1846in" draw:z-index="33"><draw:object xlink:href="./Object 31" xlink:type="simple" xlink:show="embed" xlink:actuate="onLoad"/><draw:image xlink:href="./ObjectReplacements/Object 31" xlink:type="simple" xlink:show="embed" xlink:actuate="onLoad"/><svg:desc>formula</svg:desc></draw:frame></text:p>
      <text:p text:style-name="P56">auf den Filterschritt des Zentraldifferenzenfilters aus? Welchem anderen Filter entspricht das?</text:p>
      <text:p text:style-name="P56">Hinweis: Bitte argumentieren sie nachvollziehbar. Ein detaillierter mathematischeer Beweis ist allerdings nicht nötig.</text:p>
      <text:p text:style-name="P10"/>
      <text:p text:style-name="P49"/>
      <text:p text:style-name="P46">Aufgabe 7: Manuelle Steuerung</text:p>
      <text:p text:style-name="P22">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17">Antwort:</text:p>
      <text:p text:style-name="P18">Das grobe Modell der manuellen Steuerung ist im Versuch schon gegeben. </text:p>
      <text:p text:style-name="P18">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19"><text:soft-page-break/><draw:frame draw:style-name="fr1" draw:name="Image2" text:anchor-type="as-char" svg:width="6.0398in" svg:height="7.2681in" draw:z-index="20"><draw:image/></draw:frame></text:p>
      <text:p text:style-name="P20">Abbildung 3.1 <text:span text:style-name="T17">Frontpanel</text:span> der manuellen Steuerung</text:p>
      <text:p text:style-name="P21"/>
      <text:p text:style-name="P21">Auf dem Blockdiagramm soll zuerst ein „Loop block“ zugefügt werden. Dann werden die Elemente verbunden. Die Spannungsbegrenzung wird durch der Funktion „In Range and Coerce“ erledigt.</text:p>
      <text:p text:style-name="P19"><text:soft-page-break/><draw:frame draw:style-name="fr2" draw:name="Image1" text:anchor-type="as-char" svg:width="6.6929in" svg:height="3.998in" draw:z-index="21"><draw:image/></draw:frame></text:p>
      <text:p text:style-name="P20">Abbildung 3.<text:span text:style-name="T17">2</text:span> Blockdiagramm der manuellen Steuerung</text:p>
      <text:p text:style-name="P14"/>
      <text:p text:style-name="P14">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P13">Aufgabe 8: Manuelle Steuerung</text:p>
      <text:p text:style-name="P15">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5"><text:soft-page-break/><draw:frame draw:style-name="fr2" draw:name="Image3" text:anchor-type="as-char" svg:width="6.6929in" svg:height="4.3783in" draw:z-index="22"><draw:image/></draw:frame></text:p>
      <text:p text:style-name="P16">Abbildung 3.<text:span text:style-name="T18">3</text:span> Blockdiagramm der <text:span text:style-name="T18">numerischen Differentiation</text:span></text:p>
      <text:p text:style-name="P15"/>
      <text:p text:style-name="P13">Aufgabe 9: Manuelle Steuerung</text:p>
      <text:p text:style-name="P15">Implementieren Sie die <text:span text:style-name="T19">Zustandsschätzung </text:span>für die Kugelwippe mithilfe linearer Kalman-filter für</text:p>
      <text:list xml:id="list2636290720006218488" text:style-name="L1">
        <text:list-item>
          <text:p text:style-name="P58">das lineare, zeitdiskrete Modell</text:p>
        </text:list-item>
        <text:list-item>
          <text:p text:style-name="P58">das erweiterte, zeitdiskrete Modell </text:p>
        </text:list-item>
      </text:list>
      <text:p text:style-name="P15">Die Kovarianzmatrix des Systemrauschens geeignet wählen.</text:p>
      <text:p text:style-name="P13"/>
      <text:p text:style-name="P48"><text:span text:style-name="T10">4</text:span>. Auftretende Probleme <text:span text:style-name="T11">beim Test</text:span> und Diskussion</text:p>
      <text:p text:style-name="P12"/>
      <text:p text:style-name="P44"><text:span text:style-name="T13">5</text:span><text:span text:style-name="T12">. Literatur</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Title_20_1" style:display-name="Title 1" style:family="paragraph" style:parent-style-name="Title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09T17:00:33.833374612</dc:date>
    <meta:editing-duration>PT6M51S</meta:editing-duration>
    <meta:editing-cycles>7</meta:editing-cycles>
    <meta:document-statistic meta:table-count="1" meta:image-count="3" meta:object-count="33" meta:page-count="9" meta:paragraph-count="102" meta:word-count="1105" meta:character-count="9813" meta:non-whitespace-character-count="8111"/>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